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840000004FCE72673444E2EEC9.jpg" manifest:media-type="image/jpeg"/>
  <manifest:file-entry manifest:full-path="Pictures/100000000000058400000113B6D2570A76F42DC8.jpg" manifest:media-type="image/jpeg"/>
  <manifest:file-entry manifest:full-path="Pictures/100002010000076C0000076CDFECDE786A3096E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 text:number-lines="false" text:line-number="0" style:writing-mode="lr-tb"/>
    </style:style>
    <style:style style:name="P2" style:family="paragraph" style:parent-style-name="Header">
      <style:paragraph-properties fo:text-align="start" style:justify-single-word="false" text:number-lines="false" text:line-number="0" style:writing-mode="lr-tb"/>
    </style:style>
    <style:style style:name="P3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fr1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logo_5f_bl" draw:display-name="logo_bl" xlink:href="Pictures/100002010000076C0000076CDFECDE786A3096E1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start" style:justify-single-word="false" text:number-lines="false" text:line-number="0" style:writing-mode="lr-tb"/>
    </style:style>
    <style:style style:name="M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11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bitmap" draw:fill-image-name="logo_5f_bl" draw:opacity="25%" draw:fill-image-width="10in" draw:fill-image-height="10in" style:repeat="no-repeat" draw:fill-image-ref-point-x="0%" draw:fill-image-ref-point-y="0%" draw:fill-image-ref-point="center" style:footnote-max-height="0in">
        <style:background-image xlink:href="Pictures/100002010000076C0000076CDFECDE786A3096E1.png" xlink:type="simple" xlink:actuate="onLoad" style:position="center center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in" fo:margin-left="0in" fo:margin-right="0in" fo:margin-bottom="0.6602in" style:dynamic-spacing="true"/>
      </style:header-style>
      <style:footer-style>
        <style:header-footer-properties fo:min-height="0.8402in" fo:margin-left="0in" fo:margin-right="0in" fo:margin-top="0.8016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-0.7874in" svg:y="-0.7811in" svg:width="8.4992in" svg:height="1.3484in" draw:z-index="0"><draw:image xlink:href="Pictures/100000000000058400000113B6D2570A76F42DC8.jpg" xlink:type="simple" xlink:show="embed" xlink:actuate="onLoad" loext:mime-type="image/jpeg"/></draw:frame></text:p>
      </style:header>
      <style:footer>
        <text:p text:style-name="MP2"><draw:frame draw:style-name="Mfr2" draw:name="Image1" text:anchor-type="char" svg:x="-0.7874in" svg:y="0.3937in" svg:width="8.4992in" svg:height="0.3866in" draw:z-index="1"><draw:image xlink:href="Pictures/10000000000005840000004FCE72673444E2EEC9.jpg" xlink:type="simple" xlink:show="embed" xlink:actuate="onLoad" loext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1T16:29:02</meta:creation-date>
    <dc:language>en-US</dc:language>
    <dc:date>2020-08-01T17:34:03.672349895</dc:date>
    <meta:editing-cycles>6</meta:editing-cycles>
    <meta:editing-duration>PT22M57S</meta:editing-duration>
    <meta:generator>LibreOffice/6.3.6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